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Black" svg:font-family="'Noto Sans CJK TC Black'" style:font-pitch="variable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57.06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8.4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Noto Sans CJK TC Regular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Noto Sans CJK TC Regula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2.89pt" svg:height="376.67pt" svg:x="576.03pt" svg:y="323.01pt">
            <loext:p draw:notify-on-update-of-ranges="Sheet1.A1:Sheet1.A1 Sheet1.C2:Sheet1.C13 Sheet1.A2:Sheet1.A13 Sheet1.G1:Sheet1.G1 Sheet1.I2:Sheet1.I13 Sheet1.A2:Sheet1.A13 Sheet1.J1:Sheet1.J1 Sheet1.L2:Sheet1.L13 Sheet1.A2:Sheet1.A13 Sheet1.D1:Sheet1.D1 Sheet1.F2:Sheet1.F13 Sheet1.A2:Sheet1.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2.89pt" svg:height="376.67pt" svg:x="8.31pt" svg:y="327.74pt">
            <loext:p draw:notify-on-update-of-ranges="Sheet1.A2:Sheet1.A13 Sheet1.A1:Sheet1.A1 Sheet1.B2:Sheet1.B13 Sheet1.A2:Sheet1.A13 Sheet1.G1:Sheet1.G1 Sheet1.H2:Sheet1.H13 Sheet1.A2:Sheet1.A13 Sheet1.J1:Sheet1.J1 Sheet1.K2:Sheet1.K13 Sheet1.A2:Sheet1.A13 Sheet1.D1:Sheet1.D1 Sheet1.E2:Sheet1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2.89pt" svg:height="376.67pt" svg:x="1179.75pt" svg:y="324.82pt">
            <loext:p draw:notify-on-update-of-ranges="Sheet1.N3:Sheet1.N18 Sheet1.P1:Sheet1.P1 Sheet1.P3:Sheet1.P18 Sheet1.O1:Sheet1.O1 Sheet1.O3:Sheet1.O18 Sheet1.N3:Sheet1.N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calcext:value-type="string">
            <text:p>40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style-name="ce1" office:value-type="string" calcext:value-type="string">
            <text:p>50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style-name="ce1" office:value-type="string" calcext:value-type="string">
            <text:p>57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style-name="ce1" office:value-type="string" calcext:value-type="string">
            <text:p>30 neurals</text:p>
          </table:table-cell>
          <table:table-cell table:style-name="ce1" office:value-type="string" calcext:value-type="string">
            <text:p>CE_mean</text:p>
          </table:table-cell>
          <table:table-cell table:style-name="ce1" office:value-type="string" calcext:value-type="string">
            <text:p>CE_variance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1008"/>
        </table:table-row>
        <table:table-row table:style-name="ro2" table:visibility="collapse">
          <table:table-cell table:style-name="ce1" office:value-type="float" office:value="1" calcext:value-type="float">
            <text:p>1</text:p>
          </table:table-cell>
          <table:table-cell table:style-name="ce1" office:value-type="float" office:value="275.539443443" calcext:value-type="float">
            <text:p>275.539443443</text:p>
          </table:table-cell>
          <table:table-cell table:style-name="ce1" office:value-type="float" office:value="1.23955024557" calcext:value-type="float">
            <text:p>1.23955024557</text:p>
          </table:table-cell>
          <table:table-cell table:style-name="ce1"/>
          <table:table-cell table:style-name="ce1" office:value-type="float" office:value="275.157200859" calcext:value-type="float">
            <text:p>275.157200859</text:p>
          </table:table-cell>
          <table:table-cell table:style-name="ce1" office:value-type="float" office:value="1.88886714189" calcext:value-type="float">
            <text:p>1.88886714189</text:p>
          </table:table-cell>
          <table:table-cell table:style-name="ce1"/>
          <table:table-cell table:style-name="ce1" office:value-type="float" office:value="274.895359901" calcext:value-type="float">
            <text:p>274.895359901</text:p>
          </table:table-cell>
          <table:table-cell table:style-name="ce1" office:value-type="float" office:value="2.41249473607" calcext:value-type="float">
            <text:p>2.41249473607</text:p>
          </table:table-cell>
          <table:table-cell table:style-name="ce1"/>
          <table:table-cell table:style-name="ce1" office:value-type="float" office:value="275.931317521" calcext:value-type="float">
            <text:p>275.931317521</text:p>
          </table:table-cell>
          <table:table-cell table:style-name="ce1" office:value-type="float" office:value="0.715404157365" calcext:value-type="float">
            <text:p>0.715404157365</text:p>
          </table:table-cell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272.725609042" calcext:value-type="float">
            <text:p>272.725609042</text:p>
          </table:table-cell>
          <table:table-cell table:style-name="ce1" office:value-type="float" office:value="3.63032782172" calcext:value-type="float">
            <text:p>3.63032782172</text:p>
          </table:table-cell>
          <table:table-cell table:style-name="ce1"/>
          <table:table-cell table:style-name="ce1" office:value-type="float" office:value="271.808864616" calcext:value-type="float">
            <text:p>271.808864616</text:p>
          </table:table-cell>
          <table:table-cell table:style-name="ce1" office:value-type="float" office:value="5.37758970925" calcext:value-type="float">
            <text:p>5.37758970925</text:p>
          </table:table-cell>
          <table:table-cell table:style-name="ce1"/>
          <table:table-cell table:style-name="ce1" office:value-type="float" office:value="271.210507401" calcext:value-type="float">
            <text:p>271.210507401</text:p>
          </table:table-cell>
          <table:table-cell table:style-name="ce1" office:value-type="float" office:value="6.73339005449" calcext:value-type="float">
            <text:p>6.73339005449</text:p>
          </table:table-cell>
          <table:table-cell table:style-name="ce1"/>
          <table:table-cell table:style-name="ce1" office:value-type="float" office:value="273.716749559" calcext:value-type="float">
            <text:p>273.716749559</text:p>
          </table:table-cell>
          <table:table-cell table:style-name="ce1" office:value-type="float" office:value="2.15549503662" calcext:value-type="float">
            <text:p>2.155495036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7.700492918" calcext:value-type="float">
            <text:p>267.700492918</text:p>
          </table:table-cell>
          <table:table-cell table:style-name="Default" office:value-type="float" office:value="23.6770960153" calcext:value-type="float">
            <text:p>23.677096015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63.168305857" calcext:value-type="float">
            <text:p>263.168305857</text:p>
          </table:table-cell>
          <table:table-cell table:style-name="ce1" office:value-type="float" office:value="19.7905592831" calcext:value-type="float">
            <text:p>19.7905592831</text:p>
          </table:table-cell>
          <table:table-cell table:style-name="ce1"/>
          <table:table-cell table:style-name="ce1" office:value-type="float" office:value="261.430590695" calcext:value-type="float">
            <text:p>261.430590695</text:p>
          </table:table-cell>
          <table:table-cell table:style-name="ce1" office:value-type="float" office:value="27.1559925044" calcext:value-type="float">
            <text:p>27.1559925044</text:p>
          </table:table-cell>
          <table:table-cell table:style-name="ce1"/>
          <table:table-cell table:style-name="ce1" office:value-type="float" office:value="260.504263233" calcext:value-type="float">
            <text:p>260.504263233</text:p>
          </table:table-cell>
          <table:table-cell table:style-name="ce1" office:value-type="float" office:value="32.2132666759" calcext:value-type="float">
            <text:p>32.2132666759</text:p>
          </table:table-cell>
          <table:table-cell table:style-name="ce1"/>
          <table:table-cell table:style-name="ce1" office:value-type="float" office:value="265.492861608" calcext:value-type="float">
            <text:p>265.492861608</text:p>
          </table:table-cell>
          <table:table-cell table:style-name="ce1" office:value-type="float" office:value="12.6741006573" calcext:value-type="float">
            <text:p>12.674100657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2.323703143" calcext:value-type="float">
            <text:p>252.323703143</text:p>
          </table:table-cell>
          <table:table-cell table:style-name="Default" office:value-type="float" office:value="18.5369988409" calcext:value-type="float">
            <text:p>18.536998840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1.91761675" calcext:value-type="float">
            <text:p>241.91761675</text:p>
          </table:table-cell>
          <table:table-cell table:style-name="ce1" office:value-type="float" office:value="64.4408475687" calcext:value-type="float">
            <text:p>64.4408475687</text:p>
          </table:table-cell>
          <table:table-cell table:style-name="ce1"/>
          <table:table-cell table:style-name="ce1" office:value-type="float" office:value="240.373716471" calcext:value-type="float">
            <text:p>240.373716471</text:p>
          </table:table-cell>
          <table:table-cell table:style-name="ce1" office:value-type="float" office:value="78.2510121284" calcext:value-type="float">
            <text:p>78.2510121284</text:p>
          </table:table-cell>
          <table:table-cell table:style-name="ce1"/>
          <table:table-cell table:style-name="ce1" office:value-type="float" office:value="239.864583149" calcext:value-type="float">
            <text:p>239.864583149</text:p>
          </table:table-cell>
          <table:table-cell table:style-name="ce1" office:value-type="float" office:value="85.9901657624" calcext:value-type="float">
            <text:p>85.9901657624</text:p>
          </table:table-cell>
          <table:table-cell table:style-name="ce1"/>
          <table:table-cell table:style-name="ce1" office:value-type="float" office:value="245.035623824" calcext:value-type="float">
            <text:p>245.035623824</text:p>
          </table:table-cell>
          <table:table-cell table:style-name="ce1" office:value-type="float" office:value="47.3342705826" calcext:value-type="float">
            <text:p>47.334270582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19.704216499" calcext:value-type="float">
            <text:p>219.704216499</text:p>
          </table:table-cell>
          <table:table-cell table:style-name="Default" office:value-type="float" office:value="18.6267414636" calcext:value-type="float">
            <text:p>18.626741463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6.398999228" calcext:value-type="float">
            <text:p>206.398999228</text:p>
          </table:table-cell>
          <table:table-cell table:style-name="ce1" office:value-type="float" office:value="119.456801585" calcext:value-type="float">
            <text:p>119.456801585</text:p>
          </table:table-cell>
          <table:table-cell table:style-name="ce1"/>
          <table:table-cell table:style-name="ce1" office:value-type="float" office:value="206.64931224" calcext:value-type="float">
            <text:p>206.64931224</text:p>
          </table:table-cell>
          <table:table-cell table:style-name="ce1" office:value-type="float" office:value="130.456344076" calcext:value-type="float">
            <text:p>130.456344076</text:p>
          </table:table-cell>
          <table:table-cell table:style-name="ce1"/>
          <table:table-cell table:style-name="ce1" office:value-type="float" office:value="207.186666813" calcext:value-type="float">
            <text:p>207.186666813</text:p>
          </table:table-cell>
          <table:table-cell table:style-name="ce1" office:value-type="float" office:value="135.963023446" calcext:value-type="float">
            <text:p>135.963023446</text:p>
          </table:table-cell>
          <table:table-cell table:style-name="ce1"/>
          <table:table-cell table:style-name="ce1" office:value-type="float" office:value="207.556893567" calcext:value-type="float">
            <text:p>207.556893567</text:p>
          </table:table-cell>
          <table:table-cell table:style-name="ce1" office:value-type="float" office:value="103.063903646" calcext:value-type="float">
            <text:p>103.06390364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9.720552669" calcext:value-type="float">
            <text:p>189.720552669</text:p>
          </table:table-cell>
          <table:table-cell table:style-name="Default" office:value-type="float" office:value="28.2079247623" calcext:value-type="float">
            <text:p>28.207924762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2.619820413" calcext:value-type="float">
            <text:p>172.619820413</text:p>
          </table:table-cell>
          <table:table-cell table:style-name="ce1" office:value-type="float" office:value="126.684281948" calcext:value-type="float">
            <text:p>126.684281948</text:p>
          </table:table-cell>
          <table:table-cell table:style-name="ce1"/>
          <table:table-cell table:style-name="ce1" office:value-type="float" office:value="173.593172783" calcext:value-type="float">
            <text:p>173.593172783</text:p>
          </table:table-cell>
          <table:table-cell table:style-name="ce1" office:value-type="float" office:value="132.033510515" calcext:value-type="float">
            <text:p>132.033510515</text:p>
          </table:table-cell>
          <table:table-cell table:style-name="ce1"/>
          <table:table-cell table:style-name="ce1" office:value-type="float" office:value="174.319318971" calcext:value-type="float">
            <text:p>174.319318971</text:p>
          </table:table-cell>
          <table:table-cell table:style-name="ce1" office:value-type="float" office:value="134.966806286" calcext:value-type="float">
            <text:p>134.966806286</text:p>
          </table:table-cell>
          <table:table-cell table:style-name="ce1"/>
          <table:table-cell table:style-name="ce1" office:value-type="float" office:value="171.973997206" calcext:value-type="float">
            <text:p>171.973997206</text:p>
          </table:table-cell>
          <table:table-cell table:style-name="ce1" office:value-type="float" office:value="119.446274833" calcext:value-type="float">
            <text:p>119.446274833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1.663641011" calcext:value-type="float">
            <text:p>161.663641011</text:p>
          </table:table-cell>
          <table:table-cell table:style-name="Default" office:value-type="float" office:value="42.4817619364" calcext:value-type="float">
            <text:p>42.481761936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7.53246113" calcext:value-type="float">
            <text:p>157.53246113</text:p>
          </table:table-cell>
          <table:table-cell table:style-name="ce1" office:value-type="float" office:value="102.205226007" calcext:value-type="float">
            <text:p>102.205226007</text:p>
          </table:table-cell>
          <table:table-cell table:style-name="ce1"/>
          <table:table-cell table:style-name="ce1" office:value-type="float" office:value="158.357187143" calcext:value-type="float">
            <text:p>158.357187143</text:p>
          </table:table-cell>
          <table:table-cell table:style-name="ce1" office:value-type="float" office:value="104.620344346" calcext:value-type="float">
            <text:p>104.620344346</text:p>
          </table:table-cell>
          <table:table-cell table:style-name="ce1"/>
          <table:table-cell table:style-name="ce1" office:value-type="float" office:value="158.909945288" calcext:value-type="float">
            <text:p>158.909945288</text:p>
          </table:table-cell>
          <table:table-cell table:style-name="ce1" office:value-type="float" office:value="106.209954323" calcext:value-type="float">
            <text:p>106.209954323</text:p>
          </table:table-cell>
          <table:table-cell table:style-name="ce1"/>
          <table:table-cell table:style-name="ce1" office:value-type="float" office:value="156.789148948" calcext:value-type="float">
            <text:p>156.789148948</text:p>
          </table:table-cell>
          <table:table-cell table:style-name="ce1" office:value-type="float" office:value="99.7981743306" calcext:value-type="float">
            <text:p>99.7981743306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2.265909241" calcext:value-type="float">
            <text:p>132.265909241</text:p>
          </table:table-cell>
          <table:table-cell table:style-name="Default" office:value-type="float" office:value="67.0223985203" calcext:value-type="float">
            <text:p>67.022398520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0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43.249754033" calcext:value-type="float">
            <text:p>143.249754033</text:p>
          </table:table-cell>
          <table:table-cell office:value-type="float" office:value="79.5779257356" calcext:value-type="float">
            <text:p>79.5779257356</text:p>
          </table:table-cell>
          <table:table-cell/>
          <table:table-cell office:value-type="float" office:value="143.775752825" calcext:value-type="float">
            <text:p>143.775752825</text:p>
          </table:table-cell>
          <table:table-cell office:value-type="float" office:value="79.5227556595" calcext:value-type="float">
            <text:p>79.5227556595</text:p>
          </table:table-cell>
          <table:table-cell/>
          <table:table-cell office:value-type="float" office:value="144.080643424" calcext:value-type="float">
            <text:p>144.080643424</text:p>
          </table:table-cell>
          <table:table-cell office:value-type="float" office:value="79.4770657969" calcext:value-type="float">
            <text:p>79.4770657969</text:p>
          </table:table-cell>
          <table:table-cell/>
          <table:table-cell office:value-type="float" office:value="142.616263189" calcext:value-type="float">
            <text:p>142.616263189</text:p>
          </table:table-cell>
          <table:table-cell office:value-type="float" office:value="79.2438125625" calcext:value-type="float">
            <text:p>79.2438125625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5.813538879" calcext:value-type="float">
            <text:p>115.813538879</text:p>
          </table:table-cell>
          <table:table-cell table:style-name="Default" office:value-type="float" office:value="101.019092805" calcext:value-type="float">
            <text:p>101.01909280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23.945139544" calcext:value-type="float">
            <text:p>123.945139544</text:p>
          </table:table-cell>
          <table:table-cell table:style-name="ce1" office:value-type="float" office:value="84.6589499715" calcext:value-type="float">
            <text:p>84.6589499715</text:p>
          </table:table-cell>
          <table:table-cell table:style-name="ce1"/>
          <table:table-cell table:style-name="ce1" office:value-type="float" office:value="116.040787056" calcext:value-type="float">
            <text:p>116.040787056</text:p>
          </table:table-cell>
          <table:table-cell table:style-name="ce1" office:value-type="float" office:value="117.11742776" calcext:value-type="float">
            <text:p>117.11742776</text:p>
          </table:table-cell>
          <table:table-cell table:style-name="ce1"/>
          <table:table-cell table:style-name="ce1" office:value-type="float" office:value="116.212664455" calcext:value-type="float">
            <text:p>116.212664455</text:p>
          </table:table-cell>
          <table:table-cell table:style-name="ce1" office:value-type="float" office:value="152.037911024" calcext:value-type="float">
            <text:p>152.037911024</text:p>
          </table:table-cell>
          <table:table-cell table:style-name="ce1"/>
          <table:table-cell table:style-name="ce1" office:value-type="float" office:value="115.253360614" calcext:value-type="float">
            <text:p>115.253360614</text:p>
          </table:table-cell>
          <table:table-cell table:style-name="ce1" office:value-type="float" office:value="140.985906088" calcext:value-type="float">
            <text:p>140.985906088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03.740048137" calcext:value-type="float">
            <text:p>103.740048137</text:p>
          </table:table-cell>
          <table:table-cell table:style-name="Default" office:value-type="float" office:value="159.997400148" calcext:value-type="float">
            <text:p>159.997400148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2.503176483" calcext:value-type="float">
            <text:p>102.503176483</text:p>
          </table:table-cell>
          <table:table-cell table:style-name="ce1" office:value-type="float" office:value="81.599856449" calcext:value-type="float">
            <text:p>81.599856449</text:p>
          </table:table-cell>
          <table:table-cell table:style-name="ce1"/>
          <table:table-cell table:style-name="ce1" office:value-type="float" office:value="92.0536880285" calcext:value-type="float">
            <text:p>92.0536880285</text:p>
          </table:table-cell>
          <table:table-cell table:style-name="ce1" office:value-type="float" office:value="126.248715105" calcext:value-type="float">
            <text:p>126.248715105</text:p>
          </table:table-cell>
          <table:table-cell table:style-name="ce1"/>
          <table:table-cell table:style-name="ce1" office:value-type="float" office:value="92.8548381712" calcext:value-type="float">
            <text:p>92.8548381712</text:p>
          </table:table-cell>
          <table:table-cell table:style-name="ce1" office:value-type="float" office:value="162.623823671" calcext:value-type="float">
            <text:p>162.623823671</text:p>
          </table:table-cell>
          <table:table-cell table:style-name="ce1"/>
          <table:table-cell table:style-name="ce1" office:value-type="float" office:value="91.8216054117" calcext:value-type="float">
            <text:p>91.8216054117</text:p>
          </table:table-cell>
          <table:table-cell table:style-name="ce1" office:value-type="float" office:value="136.102897406" calcext:value-type="float">
            <text:p>136.102897406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93.1849227307" calcext:value-type="float">
            <text:p>93.1849227307</text:p>
          </table:table-cell>
          <table:table-cell table:style-name="Default" office:value-type="float" office:value="259.933449103" calcext:value-type="float">
            <text:p>259.933449103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9.9848703598" calcext:value-type="float">
            <text:p>79.9848703598</text:p>
          </table:table-cell>
          <table:table-cell table:style-name="ce1" office:value-type="float" office:value="120.00160026" calcext:value-type="float">
            <text:p>120.00160026</text:p>
          </table:table-cell>
          <table:table-cell table:style-name="ce1"/>
          <table:table-cell table:style-name="ce1" office:value-type="float" office:value="66.4298934038" calcext:value-type="float">
            <text:p>66.4298934038</text:p>
          </table:table-cell>
          <table:table-cell table:style-name="ce1" office:value-type="float" office:value="123.482915306" calcext:value-type="float">
            <text:p>123.482915306</text:p>
          </table:table-cell>
          <table:table-cell table:style-name="ce1"/>
          <table:table-cell table:style-name="ce1" office:value-type="float" office:value="68.1023738365" calcext:value-type="float">
            <text:p>68.1023738365</text:p>
          </table:table-cell>
          <table:table-cell table:style-name="ce1" office:value-type="float" office:value="169.695758383" calcext:value-type="float">
            <text:p>169.695758383</text:p>
          </table:table-cell>
          <table:table-cell table:style-name="ce1"/>
          <table:table-cell table:style-name="ce1" office:value-type="float" office:value="66.4158200585" calcext:value-type="float">
            <text:p>66.4158200585</text:p>
          </table:table-cell>
          <table:table-cell table:style-name="ce1" office:value-type="float" office:value="153.299915218" calcext:value-type="float">
            <text:p>153.299915218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87.6857424464" calcext:value-type="float">
            <text:p>87.6857424464</text:p>
          </table:table-cell>
          <table:table-cell table:style-name="Default" office:value-type="float" office:value="290.531429444" calcext:value-type="float">
            <text:p>290.531429444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007"/>
        </table:table-row>
        <table:table-row table:style-name="ro2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.9615200067" calcext:value-type="float">
            <text:p>70.9615200067</text:p>
          </table:table-cell>
          <table:table-cell table:style-name="ce1" office:value-type="float" office:value="244.892743022" calcext:value-type="float">
            <text:p>244.892743022</text:p>
          </table:table-cell>
          <table:table-cell table:style-name="ce1"/>
          <table:table-cell table:style-name="ce1" office:value-type="float" office:value="50.4082629449" calcext:value-type="float">
            <text:p>50.4082629449</text:p>
          </table:table-cell>
          <table:table-cell table:style-name="ce1" office:value-type="float" office:value="114.669793303" calcext:value-type="float">
            <text:p>114.669793303</text:p>
          </table:table-cell>
          <table:table-cell table:style-name="ce1"/>
          <table:table-cell table:style-name="ce1" office:value-type="float" office:value="64.7247315415" calcext:value-type="float">
            <text:p>64.7247315415</text:p>
          </table:table-cell>
          <table:table-cell table:style-name="ce1" office:value-type="float" office:value="371.913902693" calcext:value-type="float">
            <text:p>371.913902693</text:p>
          </table:table-cell>
          <table:table-cell table:style-name="ce1"/>
          <table:table-cell table:style-name="ce1" office:value-type="float" office:value="54.247117455" calcext:value-type="float">
            <text:p>54.247117455</text:p>
          </table:table-cell>
          <table:table-cell table:style-name="ce1" office:value-type="float" office:value="270.237004068" calcext:value-type="float">
            <text:p>270.237004068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84.9288652473" calcext:value-type="float">
            <text:p>84.9288652473</text:p>
          </table:table-cell>
          <table:table-cell table:style-name="Default" office:value-type="float" office:value="289.124285694" calcext:value-type="float">
            <text:p>289.124285694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81.5931227779" calcext:value-type="float">
            <text:p>81.5931227779</text:p>
          </table:table-cell>
          <table:table-cell table:style-name="Default" office:value-type="float" office:value="269.85389466" calcext:value-type="float">
            <text:p>269.85389466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78.9644105126" calcext:value-type="float">
            <text:p>78.9644105126</text:p>
          </table:table-cell>
          <table:table-cell table:style-name="Default" office:value-type="float" office:value="254.357112829" calcext:value-type="float">
            <text:p>254.357112829</text:p>
          </table:table-cell>
          <table:table-cell table:style-name="Default"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76.8000500072" calcext:value-type="float">
            <text:p>76.8000500072</text:p>
          </table:table-cell>
          <table:table-cell table:style-name="Default" office:value-type="float" office:value="241.70746266" calcext:value-type="float">
            <text:p>241.70746266</text:p>
          </table:table-cell>
          <table:table-cell table:style-name="Default" office:value-type="float" office:value="20000" calcext:value-type="float">
            <text:p>20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75.6174654006" calcext:value-type="float">
            <text:p>75.6174654006</text:p>
          </table:table-cell>
          <table:table-cell table:style-name="Default" office:value-type="float" office:value="244.005944876" calcext:value-type="float">
            <text:p>244.005944876</text:p>
          </table:table-cell>
          <table:table-cell table:style-name="Default"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3">
          <table:table-cell table:style-name="ce3"/>
          <table:table-cell table:number-columns-repeated="12"/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75.6662164422" calcext:value-type="float">
            <text:p>75.6662164422</text:p>
          </table:table-cell>
          <table:table-cell table:style-name="Default" office:value-type="float" office:value="243.631749183" calcext:value-type="float">
            <text:p>243.631749183</text:p>
          </table:table-cell>
          <table:table-cell table:style-name="Default"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3" table:number-rows-repeated="30">
          <table:table-cell table:style-name="ce3"/>
          <table:table-cell table:number-columns-repeated="1023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Black" svg:font-family="'Noto Sans CJK TC Black'" style:font-pitch="variable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1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9:23:06.356504726</meta:creation-date>
    <dc:date>2016-10-27T20:55:44.738643336</dc:date>
    <meta:editing-duration>PT4M17S</meta:editing-duration>
    <meta:editing-cycles>2</meta:editing-cycles>
    <meta:generator>LibreOffice/5.2.2.2.0$Linux_X86_64 LibreOffice_project/20m0$Build-2</meta:generator>
    <meta:document-statistic meta:table-count="1" meta:cell-count="1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53cm" svg:height="13.289cm" xlink:href=".." xlink:type="simple" chart:class="chart:scatter" chart:style-name="ch1">
        <chart:title svg:x="3.384cm" svg:y="0.643cm" chart:style-name="ch2">
          <text:p>Neural Network Cross Entropy Variance</text:p>
        </chart:title>
        <chart:legend svg:x="15.309cm" svg:y="4.693cm" style:legend-expansion="custom" chartooo:width="3.721cm" chartooo:height="2.516cm" style:legend-expansion-aspect-ratio="1.47893481717011" chart:style-name="ch3"/>
        <chart:plot-area chart:style-name="ch4" table:cell-range-address="Sheet1.A1:Sheet1.A13 Sheet1.C2:Sheet1.C13 Sheet1.G1:Sheet1.G1 Sheet1.I2:Sheet1.I13 Sheet1.J1:Sheet1.J1 Sheet1.L2:Sheet1.L13 Sheet1.D1:Sheet1.D1 Sheet1.F2:Sheet1.F13" chart:data-source-has-labels="row" svg:x="1.728cm" svg:y="1.85cm" svg:width="13.939cm" svg:height="10.142cm">
          <chartooo:coordinate-region svg:x="2.614cm" svg:y="2.049cm" svg:width="12.522cm" svg:height="9.296cm"/>
          <chart:axis chart:dimension="x" chart:name="primary-x" chart:style-name="ch5">
            <chart:title svg:x="7.152cm" svg:y="12.258cm" chart:style-name="ch6">
              <text:p>Training times</text:p>
            </chart:title>
            <chart:grid chart:style-name="ch7" chart:class="major"/>
          </chart:axis>
          <chart:axis chart:dimension="y" chart:name="primary-y" chart:style-name="ch8">
            <chart:title svg:x="0.588cm" svg:y="8.545cm" chart:style-name="ch9">
              <text:p>Variance Value</text:p>
            </chart:title>
            <chart:grid chart:style-name="ch7" chart:class="major"/>
          </chart:axis>
          <chart:series chart:style-name="ch10" chart:values-cell-range-address="Sheet1.C2:Sheet1.C13" chart:label-cell-address="Sheet1.A1:Sheet1.A1" chart:class="chart:scatter">
            <chart:domain table:cell-range-address="Sheet1.A2:Sheet1.A13"/>
            <chart:data-point chart:repeated="11"/>
          </chart:series>
          <chart:series chart:style-name="ch11" chart:values-cell-range-address="Sheet1.I2:Sheet1.I13" chart:label-cell-address="Sheet1.G1:Sheet1.G1" chart:class="chart:scatter">
            <chart:data-point chart:repeated="11"/>
          </chart:series>
          <chart:series chart:style-name="ch12" chart:values-cell-range-address="Sheet1.L2:Sheet1.L13" chart:label-cell-address="Sheet1.J1:Sheet1.J1" chart:class="chart:scatter">
            <chart:data-point chart:repeated="11"/>
          </chart:series>
          <chart:series chart:style-name="ch13" chart:values-cell-range-address="Sheet1.F2:Sheet1.F13" chart:label-cell-address="Sheet1.D1:Sheet1.D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 neurals</text:p>
                <draw:g>
                  <svg:desc>Sheet1.A1:Sheet1.A1</svg:desc>
                </draw:g>
              </table:table-cell>
              <table:table-cell office:value-type="string">
                <text:p>57 neurals</text:p>
                <draw:g>
                  <svg:desc>Sheet1.G1:Sheet1.G1</svg:desc>
                </draw:g>
              </table:table-cell>
              <table:table-cell office:value-type="string">
                <text:p>30 neurals</text:p>
                <draw:g>
                  <svg:desc>Sheet1.J1:Sheet1.J1</svg:desc>
                </draw:g>
              </table:table-cell>
              <table:table-cell office:value-type="string">
                <text:p>50 neura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3</svg:desc>
                </draw:g>
              </table:table-cell>
              <table:table-cell office:value-type="float" office:value="3.63032782172">
                <text:p>3.63032782172</text:p>
                <draw:g>
                  <svg:desc>Sheet1.C2:Sheet1.C13</svg:desc>
                </draw:g>
              </table:table-cell>
              <table:table-cell office:value-type="float" office:value="6.73339005449">
                <text:p>6.73339005449</text:p>
                <draw:g>
                  <svg:desc>Sheet1.I2:Sheet1.I13</svg:desc>
                </draw:g>
              </table:table-cell>
              <table:table-cell office:value-type="float" office:value="2.15549503662">
                <text:p>2.15549503662</text:p>
                <draw:g>
                  <svg:desc>Sheet1.L2:Sheet1.L13</svg:desc>
                </draw:g>
              </table:table-cell>
              <table:table-cell office:value-type="float" office:value="5.37758970925">
                <text:p>5.37758970925</text:p>
                <draw:g>
                  <svg:desc>Sheet1.F2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.7905592831">
                <text:p>19.7905592831</text:p>
              </table:table-cell>
              <table:table-cell office:value-type="float" office:value="32.2132666759">
                <text:p>32.2132666759</text:p>
              </table:table-cell>
              <table:table-cell office:value-type="float" office:value="12.6741006573">
                <text:p>12.6741006573</text:p>
              </table:table-cell>
              <table:table-cell office:value-type="float" office:value="27.1559925044">
                <text:p>27.1559925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4.4408475687">
                <text:p>64.4408475687</text:p>
              </table:table-cell>
              <table:table-cell office:value-type="float" office:value="85.9901657624">
                <text:p>85.9901657624</text:p>
              </table:table-cell>
              <table:table-cell office:value-type="float" office:value="47.3342705826">
                <text:p>47.3342705826</text:p>
              </table:table-cell>
              <table:table-cell office:value-type="float" office:value="78.2510121284">
                <text:p>78.2510121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19.456801585">
                <text:p>119.456801585</text:p>
              </table:table-cell>
              <table:table-cell office:value-type="float" office:value="135.963023446">
                <text:p>135.963023446</text:p>
              </table:table-cell>
              <table:table-cell office:value-type="float" office:value="103.063903646">
                <text:p>103.063903646</text:p>
              </table:table-cell>
              <table:table-cell office:value-type="float" office:value="130.456344076">
                <text:p>130.456344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6.684281948">
                <text:p>126.684281948</text:p>
              </table:table-cell>
              <table:table-cell office:value-type="float" office:value="134.966806286">
                <text:p>134.966806286</text:p>
              </table:table-cell>
              <table:table-cell office:value-type="float" office:value="119.446274833">
                <text:p>119.446274833</text:p>
              </table:table-cell>
              <table:table-cell office:value-type="float" office:value="132.033510515">
                <text:p>132.03351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2.205226007">
                <text:p>102.205226007</text:p>
              </table:table-cell>
              <table:table-cell office:value-type="float" office:value="106.209954323">
                <text:p>106.209954323</text:p>
              </table:table-cell>
              <table:table-cell office:value-type="float" office:value="99.7981743306">
                <text:p>99.7981743306</text:p>
              </table:table-cell>
              <table:table-cell office:value-type="float" office:value="104.620344346">
                <text:p>104.620344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9.5779257356">
                <text:p>79.5779257356</text:p>
              </table:table-cell>
              <table:table-cell office:value-type="float" office:value="79.4770657969">
                <text:p>79.4770657969</text:p>
              </table:table-cell>
              <table:table-cell office:value-type="float" office:value="79.2438125625">
                <text:p>79.2438125625</text:p>
              </table:table-cell>
              <table:table-cell office:value-type="float" office:value="79.5227556595">
                <text:p>79.5227556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4.6589499715">
                <text:p>84.6589499715</text:p>
              </table:table-cell>
              <table:table-cell office:value-type="float" office:value="152.037911024">
                <text:p>152.037911024</text:p>
              </table:table-cell>
              <table:table-cell office:value-type="float" office:value="140.985906088">
                <text:p>140.985906088</text:p>
              </table:table-cell>
              <table:table-cell office:value-type="float" office:value="117.11742776">
                <text:p>117.11742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81.599856449">
                <text:p>81.599856449</text:p>
              </table:table-cell>
              <table:table-cell office:value-type="float" office:value="162.623823671">
                <text:p>162.623823671</text:p>
              </table:table-cell>
              <table:table-cell office:value-type="float" office:value="136.102897406">
                <text:p>136.102897406</text:p>
              </table:table-cell>
              <table:table-cell office:value-type="float" office:value="126.248715105">
                <text:p>126.248715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20.00160026">
                <text:p>120.00160026</text:p>
              </table:table-cell>
              <table:table-cell office:value-type="float" office:value="169.695758383">
                <text:p>169.695758383</text:p>
              </table:table-cell>
              <table:table-cell office:value-type="float" office:value="153.299915218">
                <text:p>153.299915218</text:p>
              </table:table-cell>
              <table:table-cell office:value-type="float" office:value="123.482915306">
                <text:p>123.482915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244.892743022">
                <text:p>244.892743022</text:p>
              </table:table-cell>
              <table:table-cell office:value-type="float" office:value="371.913902693">
                <text:p>371.913902693</text:p>
              </table:table-cell>
              <table:table-cell office:value-type="float" office:value="270.237004068">
                <text:p>270.237004068</text:p>
              </table:table-cell>
              <table:table-cell office:value-type="float" office:value="114.669793303">
                <text:p>114.669793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53cm" svg:height="13.289cm" xlink:href=".." xlink:type="simple" chart:class="chart:scatter" chart:style-name="ch1">
        <chart:title svg:x="4.014cm" svg:y="0.676cm" chart:style-name="ch2">
          <text:p>Neural Network Cross Entropy Mean</text:p>
        </chart:title>
        <chart:legend svg:x="15.309cm" svg:y="4.693cm" style:legend-expansion="custom" chartooo:width="3.721cm" chartooo:height="2.516cm" style:legend-expansion-aspect-ratio="1.47893481717011" chart:style-name="ch3"/>
        <chart:plot-area chart:style-name="ch4" table:cell-range-address="Sheet1.A1:Sheet1.A13 Sheet1.B2:Sheet1.B13 Sheet1.G1:Sheet1.G1 Sheet1.H2:Sheet1.H13 Sheet1.J1:Sheet1.J1 Sheet1.K2:Sheet1.K13 Sheet1.D1:Sheet1.D1 Sheet1.E2:Sheet1.E13" chart:data-source-has-labels="row" svg:x="1.728cm" svg:y="1.85cm" svg:width="13.939cm" svg:height="10.142cm">
          <chartooo:coordinate-region svg:x="2.614cm" svg:y="2.049cm" svg:width="12.522cm" svg:height="9.296cm"/>
          <chart:axis chart:dimension="x" chart:name="primary-x" chart:style-name="ch5">
            <chart:title svg:x="7.152cm" svg:y="12.258cm" chart:style-name="ch6">
              <text:p>Training times</text:p>
            </chart:title>
            <chart:grid chart:style-name="ch7" chart:class="major"/>
          </chart:axis>
          <chart:axis chart:dimension="y" chart:name="primary-y" chart:style-name="ch8">
            <chart:title svg:x="0.588cm" svg:y="8.214cm" chart:style-name="ch9">
              <text:p>Mean Value</text:p>
            </chart:title>
            <chart:grid chart:style-name="ch7" chart:class="major"/>
          </chart:axis>
          <chart:series chart:style-name="ch10" chart:values-cell-range-address="Sheet1.B2:Sheet1.B13" chart:label-cell-address="Sheet1.A1:Sheet1.A1" chart:class="chart:scatter">
            <chart:domain table:cell-range-address="Sheet1.A2:Sheet1.A13"/>
            <chart:data-point chart:repeated="11"/>
          </chart:series>
          <chart:series chart:style-name="ch11" chart:values-cell-range-address="Sheet1.H2:Sheet1.H13" chart:label-cell-address="Sheet1.G1:Sheet1.G1" chart:class="chart:scatter">
            <chart:data-point chart:repeated="11"/>
          </chart:series>
          <chart:series chart:style-name="ch12" chart:values-cell-range-address="Sheet1.K2:Sheet1.K13" chart:label-cell-address="Sheet1.J1:Sheet1.J1" chart:class="chart:scatter">
            <chart:data-point chart:repeated="11"/>
          </chart:series>
          <chart:series chart:style-name="ch13" chart:values-cell-range-address="Sheet1.E2:Sheet1.E13" chart:label-cell-address="Sheet1.D1:Sheet1.D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 neurals</text:p>
                <draw:g>
                  <svg:desc>Sheet1.A1:Sheet1.A1</svg:desc>
                </draw:g>
              </table:table-cell>
              <table:table-cell office:value-type="string">
                <text:p>57 neurals</text:p>
                <draw:g>
                  <svg:desc>Sheet1.G1:Sheet1.G1</svg:desc>
                </draw:g>
              </table:table-cell>
              <table:table-cell office:value-type="string">
                <text:p>30 neurals</text:p>
                <draw:g>
                  <svg:desc>Sheet1.J1:Sheet1.J1</svg:desc>
                </draw:g>
              </table:table-cell>
              <table:table-cell office:value-type="string">
                <text:p>50 neural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3</svg:desc>
                </draw:g>
              </table:table-cell>
              <table:table-cell office:value-type="float" office:value="272.725609042">
                <text:p>272.725609042</text:p>
                <draw:g>
                  <svg:desc>Sheet1.B2:Sheet1.B13</svg:desc>
                </draw:g>
              </table:table-cell>
              <table:table-cell office:value-type="float" office:value="271.210507401">
                <text:p>271.210507401</text:p>
                <draw:g>
                  <svg:desc>Sheet1.H2:Sheet1.H13</svg:desc>
                </draw:g>
              </table:table-cell>
              <table:table-cell office:value-type="float" office:value="273.716749559">
                <text:p>273.716749559</text:p>
                <draw:g>
                  <svg:desc>Sheet1.K2:Sheet1.K13</svg:desc>
                </draw:g>
              </table:table-cell>
              <table:table-cell office:value-type="float" office:value="271.808864616">
                <text:p>271.808864616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63.168305857">
                <text:p>263.168305857</text:p>
              </table:table-cell>
              <table:table-cell office:value-type="float" office:value="260.504263233">
                <text:p>260.504263233</text:p>
              </table:table-cell>
              <table:table-cell office:value-type="float" office:value="265.492861608">
                <text:p>265.492861608</text:p>
              </table:table-cell>
              <table:table-cell office:value-type="float" office:value="261.430590695">
                <text:p>261.430590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1.91761675">
                <text:p>241.91761675</text:p>
              </table:table-cell>
              <table:table-cell office:value-type="float" office:value="239.864583149">
                <text:p>239.864583149</text:p>
              </table:table-cell>
              <table:table-cell office:value-type="float" office:value="245.035623824">
                <text:p>245.035623824</text:p>
              </table:table-cell>
              <table:table-cell office:value-type="float" office:value="240.373716471">
                <text:p>240.37371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6.398999228">
                <text:p>206.398999228</text:p>
              </table:table-cell>
              <table:table-cell office:value-type="float" office:value="207.186666813">
                <text:p>207.186666813</text:p>
              </table:table-cell>
              <table:table-cell office:value-type="float" office:value="207.556893567">
                <text:p>207.556893567</text:p>
              </table:table-cell>
              <table:table-cell office:value-type="float" office:value="206.64931224">
                <text:p>206.64931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2.619820413">
                <text:p>172.619820413</text:p>
              </table:table-cell>
              <table:table-cell office:value-type="float" office:value="174.319318971">
                <text:p>174.319318971</text:p>
              </table:table-cell>
              <table:table-cell office:value-type="float" office:value="171.973997206">
                <text:p>171.973997206</text:p>
              </table:table-cell>
              <table:table-cell office:value-type="float" office:value="173.593172783">
                <text:p>173.59317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7.53246113">
                <text:p>157.53246113</text:p>
              </table:table-cell>
              <table:table-cell office:value-type="float" office:value="158.909945288">
                <text:p>158.909945288</text:p>
              </table:table-cell>
              <table:table-cell office:value-type="float" office:value="156.789148948">
                <text:p>156.789148948</text:p>
              </table:table-cell>
              <table:table-cell office:value-type="float" office:value="158.357187143">
                <text:p>158.35718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43.249754033">
                <text:p>143.249754033</text:p>
              </table:table-cell>
              <table:table-cell office:value-type="float" office:value="144.080643424">
                <text:p>144.080643424</text:p>
              </table:table-cell>
              <table:table-cell office:value-type="float" office:value="142.616263189">
                <text:p>142.616263189</text:p>
              </table:table-cell>
              <table:table-cell office:value-type="float" office:value="143.775752825">
                <text:p>143.775752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23.945139544">
                <text:p>123.945139544</text:p>
              </table:table-cell>
              <table:table-cell office:value-type="float" office:value="116.212664455">
                <text:p>116.212664455</text:p>
              </table:table-cell>
              <table:table-cell office:value-type="float" office:value="115.253360614">
                <text:p>115.253360614</text:p>
              </table:table-cell>
              <table:table-cell office:value-type="float" office:value="116.040787056">
                <text:p>116.040787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2.503176483">
                <text:p>102.503176483</text:p>
              </table:table-cell>
              <table:table-cell office:value-type="float" office:value="92.8548381712">
                <text:p>92.8548381712</text:p>
              </table:table-cell>
              <table:table-cell office:value-type="float" office:value="91.8216054117">
                <text:p>91.8216054117</text:p>
              </table:table-cell>
              <table:table-cell office:value-type="float" office:value="92.0536880285">
                <text:p>92.053688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79.9848703598">
                <text:p>79.9848703598</text:p>
              </table:table-cell>
              <table:table-cell office:value-type="float" office:value="68.1023738365">
                <text:p>68.1023738365</text:p>
              </table:table-cell>
              <table:table-cell office:value-type="float" office:value="66.4158200585">
                <text:p>66.4158200585</text:p>
              </table:table-cell>
              <table:table-cell office:value-type="float" office:value="66.4298934038">
                <text:p>66.4298934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70.9615200067">
                <text:p>70.9615200067</text:p>
              </table:table-cell>
              <table:table-cell office:value-type="float" office:value="64.7247315415">
                <text:p>64.7247315415</text:p>
              </table:table-cell>
              <table:table-cell office:value-type="float" office:value="54.247117455">
                <text:p>54.247117455</text:p>
              </table:table-cell>
              <table:table-cell office:value-type="float" office:value="50.4082629449">
                <text:p>50.4082629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53cm" svg:height="13.289cm" xlink:href=".." xlink:type="simple" chart:class="chart:scatter" chart:column-mapping="2 1" chart:style-name="ch1">
        <chart:title svg:x="4.252cm" svg:y="0.388cm" chart:style-name="ch2">
          <text:p>Logistic Regression
Cross Entropy Mean and Variance</text:p>
        </chart:title>
        <chart:legend svg:x="15.309cm" svg:y="4.693cm" style:legend-expansion="custom" chartooo:width="3.721cm" chartooo:height="2.516cm" style:legend-expansion-aspect-ratio="1.47893481717011" chart:style-name="ch3"/>
        <chart:plot-area chart:style-name="ch4" table:cell-range-address="Sheet1.N3:Sheet1.P18 Sheet1.O1:Sheet1.P1" chart:data-source-has-labels="row" svg:x="1.728cm" svg:y="1.85cm" svg:width="14.045cm" svg:height="10.142cm">
          <chartooo:coordinate-region svg:x="2.614cm" svg:y="2.049cm" svg:width="12.522cm" svg:height="9.296cm"/>
          <chart:axis chart:dimension="x" chart:name="primary-x" chart:style-name="ch5">
            <chart:title svg:x="7.205cm" svg:y="12.258cm" chart:style-name="ch6">
              <text:p>Training times</text:p>
            </chart:title>
            <chart:grid chart:style-name="ch7" chart:class="major"/>
          </chart:axis>
          <chart:axis chart:dimension="y" chart:name="primary-y" chart:style-name="ch8">
            <chart:title svg:x="0.588cm" svg:y="7.566cm" chart:style-name="ch9">
              <text:p>Value</text:p>
            </chart:title>
            <chart:grid chart:style-name="ch7" chart:class="major"/>
          </chart:axis>
          <chart:series chart:style-name="ch10" chart:values-cell-range-address="Sheet1.P3:Sheet1.P18" chart:label-cell-address="Sheet1.P1:Sheet1.P1" chart:class="chart:scatter">
            <chart:domain table:cell-range-address="Sheet1.N3:Sheet1.N18"/>
            <chart:data-point chart:repeated="16"/>
          </chart:series>
          <chart:series chart:style-name="ch11" chart:values-cell-range-address="Sheet1.O3:Sheet1.O18" chart:label-cell-address="Sheet1.O1:Sheet1.O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Variance</text:p>
                <draw:g>
                  <svg:desc>Sheet1.P1:Sheet1.P1</svg:desc>
                </draw:g>
              </table:table-cell>
              <table:table-cell office:value-type="string">
                <text:p>Mean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3:Sheet1.N18</svg:desc>
                </draw:g>
              </table:table-cell>
              <table:table-cell office:value-type="float" office:value="23.6770960153">
                <text:p>23.6770960153</text:p>
                <draw:g>
                  <svg:desc>Sheet1.P3:Sheet1.P18</svg:desc>
                </draw:g>
              </table:table-cell>
              <table:table-cell office:value-type="float" office:value="267.700492918">
                <text:p>267.700492918</text:p>
                <draw:g>
                  <svg:desc>Sheet1.O3:Sheet1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5369988409">
                <text:p>18.5369988409</text:p>
              </table:table-cell>
              <table:table-cell office:value-type="float" office:value="252.323703143">
                <text:p>252.32370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8.6267414636">
                <text:p>18.6267414636</text:p>
              </table:table-cell>
              <table:table-cell office:value-type="float" office:value="219.704216499">
                <text:p>219.704216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8.2079247623">
                <text:p>28.2079247623</text:p>
              </table:table-cell>
              <table:table-cell office:value-type="float" office:value="189.720552669">
                <text:p>189.720552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.4817619364">
                <text:p>42.4817619364</text:p>
              </table:table-cell>
              <table:table-cell office:value-type="float" office:value="161.663641011">
                <text:p>161.663641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7.0223985203">
                <text:p>67.0223985203</text:p>
              </table:table-cell>
              <table:table-cell office:value-type="float" office:value="132.265909241">
                <text:p>132.265909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1.019092805">
                <text:p>101.019092805</text:p>
              </table:table-cell>
              <table:table-cell office:value-type="float" office:value="115.813538879">
                <text:p>115.81353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59.997400148">
                <text:p>159.997400148</text:p>
              </table:table-cell>
              <table:table-cell office:value-type="float" office:value="103.740048137">
                <text:p>103.740048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59.933449103">
                <text:p>259.933449103</text:p>
              </table:table-cell>
              <table:table-cell office:value-type="float" office:value="93.1849227307">
                <text:p>93.1849227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90.531429444">
                <text:p>290.531429444</text:p>
              </table:table-cell>
              <table:table-cell office:value-type="float" office:value="87.6857424464">
                <text:p>87.6857424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89.124285694">
                <text:p>289.124285694</text:p>
              </table:table-cell>
              <table:table-cell office:value-type="float" office:value="84.9288652473">
                <text:p>84.928865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69.85389466">
                <text:p>269.85389466</text:p>
              </table:table-cell>
              <table:table-cell office:value-type="float" office:value="81.5931227779">
                <text:p>81.5931227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254.357112829">
                <text:p>254.357112829</text:p>
              </table:table-cell>
              <table:table-cell office:value-type="float" office:value="78.9644105126">
                <text:p>78.9644105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241.70746266">
                <text:p>241.70746266</text:p>
              </table:table-cell>
              <table:table-cell office:value-type="float" office:value="76.8000500072">
                <text:p>76.8000500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244.005944876">
                <text:p>244.005944876</text:p>
              </table:table-cell>
              <table:table-cell office:value-type="float" office:value="75.6174654006">
                <text:p>75.6174654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243.631749183">
                <text:p>243.631749183</text:p>
              </table:table-cell>
              <table:table-cell office:value-type="float" office:value="75.6662164422">
                <text:p>75.6662164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